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1" style:family="table">
      <style:table-properties style:width="16.999cm" table:align="margins"/>
    </style:style>
    <style:style style:name="Tabel1.A" style:family="table-column">
      <style:table-column-properties style:column-width="8.498cm" style:rel-column-width="32767*"/>
    </style:style>
    <style:style style:name="Tabel1.B" style:family="table-column">
      <style:table-column-properties style:column-width="8.5cm" style:rel-column-width="32768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8.306cm" table:align="margins"/>
    </style:style>
    <style:style style:name="Tabel2.A" style:family="table-column">
      <style:table-column-properties style:column-width="8.306cm" style:rel-column-width="65535*"/>
    </style:style>
    <style:style style:name="Tabel2.A1" style:family="table-cell">
      <style:table-cell-properties fo:padding="0.097cm" fo:border="0.002cm solid #00000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<text:span text:style-name="T1">is a</text:span> test<text:note text:id="ftn1" text:note-class="footnote"><text:note-citation>1</text:note-citation><text:note-body><text:p text:style-name="Footnote">A test is a thing which is, well, you know, a test!</text:p><text:p text:style-name="Footnote">And blah, blah, blah.</text:p></text:note-body></text:note>, hooray.</text:p>
      <text:p text:style-name="Standard"/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Table_20_Contents">This is a cell<text:note text:id="ftn2" text:note-class="footnote"><text:note-citation>2</text:note-citation><text:note-body><text:p text:style-name="Footnote">I'm sure that you know by know just how comprehensive my definition of the word “cell” will be.</text:p></text:note-body></text:note>.</text:p>
          </table:table-cell>
          <table:table-cell table:style-name="Tabel1.B1" office:value-type="string">
            <text:p text:style-name="Table_20_Contents">The table </text:p>
            <table:table table:name="Tabel2" table:style-name="Tabel2">
              <table:table-column table:style-name="Tabel2.A"/>
              <table:table-row>
                <table:table-cell table:style-name="Tabel2.A1" office:value-type="string">
                  <text:p text:style-name="Table_20_Contents">This is a small table.</text:p>
                </table:table-cell>
              </table:table-row>
            </table:table>
            <text:p text:style-name="Table_20_Contents">is a rather small table.</text:p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Wynand Winterbach</meta:initial-creator>
    <meta:creation-date>2008-09-29T16:02:01</meta:creation-date>
    <dc:creator>Wynand Winterbach</dc:creator>
    <dc:date>2008-10-09T14:48:16</dc:date>
    <meta:editing-cycles>3</meta:editing-cycles>
    <meta:editing-duration>PT1H3M48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8" meta:word-count="55" meta:character-count="263"/>
  </office:meta>
</office:document-meta>
</file>